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lHor" svg:font-family="AlHor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6.214cm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Heading_20_1">
      <style:text-properties fo:font-size="20pt" style:font-size-asian="20pt" style:font-size-complex="20pt"/>
    </style:style>
    <style:style style:name="P9" style:family="paragraph" style:parent-style-name="Categoria">
      <style:text-properties style:font-name="Arial1" fo:font-size="15pt" style:font-size-asian="15pt" style:font-size-complex="15pt" style:text-scale="80%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3" style:family="paragraph" style:parent-style-name="Table_20_Contents" style:list-style-name="L1">
      <style:paragraph-properties fo:text-align="start" style:justify-single-word="false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style:font-name="Arial" fo:font-size="11pt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Arial" fo:font-size="11pt" style:font-size-asian="10.5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  <text:p text:style-name="P3">(51) 3013 3616</text:p>
          </table:table-cell>
        </table:table-row>
      </table:table>
      <text:p text:style-name="P5">Mestre em computação pela UFRGS e bacharel em ciência da computação pela UFBa (2006). Possui conhecimento avançado nas linguagens C e C++, além de experiência com Java e VisualBasic e longa experiência com Linux. Fluente em inglês, com conhecimento básico de alemão, francês e italiano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9">Formação</text:p>
          </table:table-cell>
          <table:table-cell table:style-name="Tabela1.A1" office:value-type="string">
            <text:list text:style-name="L1">
              <text:list-header>
                <text:p text:style-name="P11"/>
              </text:list-header>
              <text:list-item>
                <text:p text:style-name="P13">Doutorando em Ciência da Computação, UFRGS<text:line-break/><text:span text:style-name="T6">Início: 2009/1. Previsão de término: 2012/2</text:span></text:p>
              </text:list-item>
              <text:list-item>
                <text:p text:style-name="P13">Mestre em Ciência da Computação, UFRGS<text:line-break/><text:span text:style-name="T6">Iniciado em 2007/1. Concluído em 2009/1. Área: sistemas distribuídos.<text:line-break/>Título do trabalho: “Lidando com recursos escassos e heterogêneos em um sistema distribuído atuando como servidor de MMOG”.<text:line-break/>Orientador: Prof. Dr. Cláudio Fernando Resin Geyer</text:span></text:p>
              </text:list-item>
              <text:list-item>
                <text:p text:style-name="P13">Bacharel em Ciência da Computação, UFBa. Concluído em 2006/2.</text:p>
                <text:p text:style-name="P11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mação complementar</text:p>
          </table:table-cell>
          <table:table-cell table:style-name="Tabela1.A2" office:value-type="string">
            <text:list text:style-name="L1">
              <text:list-header>
                <text:p text:style-name="P11"/>
              </text:list-header>
              <text:list-item>
                <text:p text:style-name="P13">Alemão básico – curso de alemão <text:span text:style-name="T3">Alles Gute!</text:span>.</text:p>
              </text:list-item>
              <text:list-item>
                <text:p text:style-name="P13">Francês básico – <text:span text:style-name="T3">Alliance Française</text:span>.</text:p>
              </text:list-item>
              <text:list-item>
                <text:p text:style-name="P13">Italiano básico – <text:span text:style-name="T3">Societá Italiana, </text:span><text:span text:style-name="T4">em andamento</text:span>.</text:p>
              </text:list-item>
              <text:list-item>
                <text:p text:style-name="P13">Inglês – conhecimento adquirido de forma autodidata.</text:p>
                <text:p text:style-name="P11"/>
              </text:list-item>
            </text:list>
          </table:table-cell>
        </table:table-row>
        <table:table-row>
          <table:table-cell table:style-name="Tabela1.A2" office:value-type="string">
            <text:p text:style-name="P7"/>
            <text:p text:style-name="P6">Experiência</text:p>
          </table:table-cell>
          <table:table-cell table:style-name="Tabela1.A2" office:value-type="string">
            <text:list text:style-name="L1">
              <text:list-header>
                <text:p text:style-name="P11"/>
              </text:list-header>
              <text:list-item>
                <text:p text:style-name="P13">2007 – <text:span text:style-name="T1">Projeto P2PSE - UFRGS e FINEP.<text:line-break/></text:span><text:span text:style-name="T6">Desenvolvimento em C++ do suporte a múltiplos servidores na biblioteca P2PSE para jogos massivos em rede.</text:span></text:p>
              </text:list-item>
              <text:list-item>
                <text:p text:style-name="P13">2006 – <text:span text:style-name="T1">Interactive Digital Entertainment.<text:line-break/></text:span><text:span text:style-name="T6">Desenvolvimento em C++ do jogo “We Are The Champignons”, utilizando a engine InGE.</text:span></text:p>
              </text:list-item>
              <text:list-item>
                <text:p text:style-name="P13">2006 – <text:span text:style-name="T1">Interactive Digital Entertainment.<text:line-break/></text:span><text:span text:style-name="T6">Desenvolvimento do módulo de rede da engine InGE, em C e C++, utilizando XML e SDL (simple directmedia layer).</text:span></text:p>
              </text:list-item>
              <text:list-item>
                <text:p text:style-name="P13">2006 – <text:span text:style-name="T1">Centro de processamento de dados, UFBa.<text:line-break/></text:span><text:span text:style-name="T7">Desenvolvimento web com Java, Struts, Hibernate e PostgreSQL.</text:span></text:p>
              </text:list-item>
              <text:list-item>
                <text:p text:style-name="P13"><text:span text:style-name="T2">2005 – </text:span><text:span text:style-name="T1">Jabil Circuit.<text:line-break/></text:span><text:span text:style-name="T7">Desenvolvimento com VB, VB.net e Microsoft SQL Server, além de pesquisa com redes sem-fio IEEE 802.11.</text:span></text:p>
                <text:p text:style-name="P12"/>
              </text:list-item>
            </text:list>
          </table:table-cell>
        </table:table-row>
        <table:table-row table:style-name="Tabela1.4">
          <table:table-cell table:style-name="Tabela1.A2" office:value-type="string">
            <text:p text:style-name="P7"/>
            <text:p text:style-name="P6">Atividades adicionais</text:p>
          </table:table-cell>
          <table:table-cell table:style-name="Tabela1.A2" office:value-type="string">
            <text:list text:style-name="L1">
              <text:list-header>
                <text:p text:style-name="P11"/>
              </text:list-header>
              <text:list-item>
                <text:p text:style-name="P13">Pesquisa em otimização de uso de largura de banda em ambientes virtuais distribuídos, como objetivo do mestrado. Linguagens utilizadas: C, C++, tcl e otcl.</text:p>
              </text:list-item>
              <text:list-item>
                <text:p text:style-name="P13">Publicação de paper na revista <text:span text:style-name="T3">Multimedia Tools and Applications</text:span>, <text:line-break/>Ed. Springer, 2009.</text:p>
              </text:list-item>
              <text:list-item>
                <text:p text:style-name="P14">Publicação de full paper n<text:span text:style-name="T5">o 12-th IEEE International Symposium on Distributed Simulation and Real Time Applications, Vancouver, Canadá, 2008.</text:span></text:p>
              </text:list-item>
              <text:list-item>
                <text:p text:style-name="P15">Publicação de full paper no VII SBGames (Simpósio Brasileiro de Jogos para Computador e Entretenimento Digital), Belo Horizonte, 2008.</text:p>
              </text:list-item>
              <text:list-item>
                <text:p text:style-name="P13">Publicação de short paper no VI SBGames, São Leopoldo, 2007.</text:p>
              </text:list-item>
              <text:list-item>
                <text:p text:style-name="P13">Participação no V SBGames, Recife, 2006.<text:line-break/>Foi obtido o 3º lugar no festival de jogos do SBGames 2006 com o jogo “<text:span text:style-name="T4">We Are The Champignons”</text:span>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lHor" svg:font-family="AlHor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ugusto Campos</meta:initial-creator>
    <meta:creation-date>2007-04-28T14:08:36</meta:creation-date>
    <dc:creator>Eduardo Bezerra</dc:creator>
    <dc:date>2009-04-03T15:15:44</dc:date>
    <meta:print-date>2008-06-04T16:53:27</meta:print-date>
    <dc:language>pt-BR</dc:language>
    <meta:editing-cycles>48</meta:editing-cycles>
    <meta:editing-duration>PT6H17M1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1" meta:word-count="370" meta:character-count="2473"/>
  </office:meta>
</office:document-meta>
</file>